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c519" officeooo:paragraph-rsid="0015c519"/>
    </style:style>
    <style:style style:name="P2" style:family="paragraph" style:parent-style-name="Text_20_body">
      <style:paragraph-properties fo:padding="0.049cm" fo:border="0.06pt solid #d9d9e3"/>
    </style:style>
    <style:style style:name="P3" style:family="paragraph" style:parent-style-name="Text_20_body" style:list-style-name="L1">
      <style:paragraph-properties fo:margin-top="0cm" fo:margin-bottom="0cm" style:contextual-spacing="false" fo:padding="0.049cm" fo:border="0.06pt solid #d9d9e3"/>
    </style:style>
    <style:style style:name="P4" style:family="paragraph" style:parent-style-name="Text_20_body" style:list-style-name="L1">
      <style:paragraph-properties fo:padding="0.049cm" fo:border="0.06pt solid #d9d9e3"/>
    </style:style>
    <style:style style:name="P5" style:family="paragraph" style:parent-style-name="Text_20_body" style:list-style-name="L2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Paso 1: Investigación y definición de audiencia</text:span></text:span></text:p>
      <text:p text:style-name="P2">Comienza investigando a tu audiencia objetivo. ¿Quiénes son los fanáticos de las MMA? ¿Qué información buscan? ¿Cuáles son sus necesidades e intereses en el mundo de las Artes Marciales Mixtas? Comprender a tu audiencia es crucial para crear contenido relevante.</text:p>
      <text:p text:style-name="P2"><text:span text:style-name="Strong_20_Emphasis"><text:span text:style-name="T1">Paso 2: Crear una estrategia de contenido</text:span></text:span></text:p>
      <text:p text:style-name="P2">Desarrolla una estrategia de contenido que aborde los temas clave relacionados con las MMA. Algunos ejemplos de temas podrían ser:</text:p>
      <text:list xml:id="list1269770506" text:style-name="L1">
        <text:list-item>
          <text:p text:style-name="P3">Noticias y actualizaciones sobre peleas y eventos de MMA.</text:p>
        </text:list-item>
        <text:list-item>
          <text:p text:style-name="P3">Perfiles de luchadores destacados y análisis de sus estilos.</text:p>
        </text:list-item>
        <text:list-item>
          <text:p text:style-name="P3">Tutoriales y consejos sobre técnicas de MMA.</text:p>
        </text:list-item>
        <text:list-item>
          <text:p text:style-name="P3">Cobertura de eventos en vivo y análisis post-pelea.</text:p>
        </text:list-item>
        <text:list-item>
          <text:p text:style-name="P3">Revisiones de equipo y productos relacionados con las MMA.</text:p>
        </text:list-item>
        <text:list-item>
          <text:p text:style-name="P4">Historia y evolución de las Artes Marciales Mixtas.</text:p>
        </text:list-item>
      </text:list>
      <text:p text:style-name="P2"><text:span text:style-name="Strong_20_Emphasis"><text:span text:style-name="T1">Paso 3: Establecer un calendario editorial</text:span></text:span></text:p>
      <text:p text:style-name="P2">Crea un calendario editorial que planifique cuándo se publicará cada tipo de contenido. Asegúrate de cubrir eventos en vivo y noticias relevantes de manera oportuna. También puedes programar publicaciones regulares, como análisis de peleas semanales o entrevistas mensuales.</text:p>
      <text:p text:style-name="P2"><text:span text:style-name="Strong_20_Emphasis"><text:span text:style-name="T1">Paso 4: Crear contenido</text:span></text:span></text:p>
      <text:p text:style-name="P2">A continuación, comienza a crear contenido basado en tu estrategia. Aquí tienes algunas ideas específicas de contenido relacionado con las MMA:</text:p>
      <text:list xml:id="list1152341046" text:style-name="L2">
        <text:list-item>
          <text:p text:style-name="P5"><text:span text:style-name="Strong_20_Emphasis"><text:span text:style-name="T1">Cobertura de eventos en vivo</text:span></text:span>: Realiza coberturas en vivo de peleas importantes, proporcionando actualizaciones, análisis y comentarios en tiempo real.</text:p>
        </text:list-item>
        <text:list-item>
          <text:p text:style-name="P5"><text:span text:style-name="Strong_20_Emphasis"><text:span text:style-name="T1">Perfiles de luchadores</text:span></text:span>: Entrevista a luchadores de MMA, comparte sus historias y trayectorias profesionales, y analiza sus estilos de lucha.</text:p>
        </text:list-item>
        <text:list-item>
          <text:p text:style-name="P5"><text:span text:style-name="Strong_20_Emphasis"><text:span text:style-name="T1">Tutoriales y consejos técnicos</text:span></text:span>: Crea videos y artículos instructivos que enseñen técnicas de MMA, entrenamientos y estrategias.</text:p>
        </text:list-item>
        <text:list-item>
          <text:p text:style-name="P5"><text:span text:style-name="Strong_20_Emphasis"><text:span text:style-name="T1">Noticias y análisis</text:span></text:span>: Mantén a tu audiencia informada sobre las últimas noticias y resultados de peleas, y proporciona análisis expertos.</text:p>
        </text:list-item>
        <text:list-item>
          <text:p text:style-name="P5"><text:span text:style-name="Strong_20_Emphasis"><text:span text:style-name="T1">Galería multimedia</text:span></text:span>: Publica fotos y videos destacados de las peleas y eventos más emocionantes.</text:p>
        </text:list-item>
        <text:list-item>
          <text:p text:style-name="P5"><text:span text:style-name="Strong_20_Emphasis"><text:span text:style-name="T1">Consejos de acondicionamiento físico</text:span></text:span>: Ofrece consejos de entrenamiento y acondicionamiento físico para aquellos interesados en entrenar para las MMA.</text:p>
        </text:list-item>
      </text:list>
      <text:p text:style-name="P2"><text:span text:style-name="Strong_20_Emphasis"><text:span text:style-name="T1">Paso 5: Promoción y participación de la comunidad</text:span></text:span></text:p>
      <text:p text:style-name="P2"><text:soft-page-break/>Promociona tu contenido en las redes sociales y grupos de MMA en línea. Anima a la participación de la comunidad permitiendo comentarios en tus publicaciones y creando encuestas o debates relacionados con las MMA.</text:p>
      <text:p text:style-name="P2"><text:span text:style-name="Strong_20_Emphasis"><text:span text:style-name="T1">Paso 6: Analizar y ajustar</text:span></text:span></text:p>
      <text:p text:style-name="P2">Utiliza herramientas de análisis web para rastrear el rendimiento de tu contenido. Ajusta tu estrategia y calendario editorial según lo que funcione mejor para tu audiencia. También considera la posibilidad de realizar encuestas o solicitar retroalimentación directa de tus seguidores para mejorar continuamente.</text:p>
      <text:p text:style-name="P2">Recuerda que la autenticidad y la pasión por las MMA son esenciales para atraer a una audiencia apasionada por este deporte. Con el tiempo, podrías expandir tu sitio web para incluir más contenido multimedia, como podcasts o transmisiones en vivo de eventos.</text:p>
      <text:p text:style-name="P1">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10:46:28.892309563</meta:creation-date>
    <dc:date>2023-09-05T12:43:36.072456228</dc:date>
    <meta:editing-duration>PT1H36M46S</meta:editing-duration>
    <meta:editing-cycles>1</meta:editing-cycles>
    <meta:document-statistic meta:table-count="0" meta:image-count="0" meta:object-count="0" meta:page-count="2" meta:paragraph-count="26" meta:word-count="448" meta:character-count="2951" meta:non-whitespace-character-count="2541"/>
    <meta:generator>LibreOffice/7.3.7.2$Linux_X86_64 LibreOffice_project/30$Build-2</meta:generator>
  </office:meta>
</office:document-meta>
</file>